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0ca" officeooo:paragraph-rsid="0019c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asurements of electric components in the house.</text:p>
      <text:p text:style-name="P1">Classification of components and being able to identify each appliance </text:p>
      <text:p text:style-name="P1">enabling remote enable or disable each component </text:p>
      <text:p text:style-name="P1">monitoring current and gather datasets in order to trigger an upcoming failure </text:p>
      <text:p text:style-name="P1">create an advertisement to the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2:53:29.773326468</meta:creation-date>
    <dc:date>2018-05-02T22:56:29.212209507</dc:date>
    <meta:editing-duration>PT2M59S</meta:editing-duration>
    <meta:editing-cycles>1</meta:editing-cycles>
    <meta:document-statistic meta:table-count="0" meta:image-count="0" meta:object-count="0" meta:page-count="1" meta:paragraph-count="5" meta:word-count="42" meta:character-count="285" meta:non-whitespace-character-count="245"/>
    <meta:generator>LibreOffice/5.1.6.2$Linux_X86_64 LibreOffice_project/10m0$Build-2</meta:generator>
  </office:meta>
</office:document-meta>
</file>